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officeooo:rsid="0022088e" officeooo:paragraph-rsid="0022088e"/>
    </style:style>
    <style:style style:name="P2" style:family="paragraph" style:parent-style-name="Heading_20_2">
      <style:text-properties officeooo:rsid="0022088e" officeooo:paragraph-rsid="0022088e"/>
    </style:style>
    <style:style style:name="P3" style:family="paragraph" style:parent-style-name="Text_20_body">
      <style:text-properties officeooo:rsid="0022088e" officeooo:paragraph-rsid="0022088e"/>
    </style:style>
    <style:style style:name="P4" style:family="paragraph" style:parent-style-name="Text_20_body">
      <style:text-properties officeooo:paragraph-rsid="0022088e"/>
    </style:style>
    <style:style style:name="T1" style:family="text">
      <style:text-properties officeooo:rsid="002208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sycho Killer</text:h>
      <text:h text:style-name="P2" text:outline-level="2">Am G, <text:s/>F <text:s/>G <text:s/>Am F <text:s/>G <text:s/>C</text:h>
      <text:h text:style-name="Heading_20_3" text:outline-level="3">I can't seem to face up to the facts</text:h>
      <text:p text:style-name="P4">I'm tense and nervous and I Can't relax</text:p>
      <text:p text:style-name="P4">I can't sleep 'cause my bed's on fire </text:p>
      <text:p text:style-name="P4">Don't touch me I'm a real live wire</text:p>
      <text:p text:style-name="P4"/>
      <text:p text:style-name="P4">Psycho Killer</text:p>
      <text:p text:style-name="P4">Qu'est-ce que c'est ?</text:p>
      <text:p text:style-name="P4">fa fa fa fa fa fa fa fa fa far better</text:p>
      <text:p text:style-name="P4">Run run run run run away</text:p>
      <text:h text:style-name="Heading_20_3" text:outline-level="3">I passed out hours ago</text:h>
      <text:p text:style-name="P4">I'm sadder than you'll ever know</text:p>
      <text:p text:style-name="P4">I close my eyes on the sunny days</text:p>
      <text:p text:style-name="P4">Say something once, Why say it again</text:p>
      <text:p text:style-name="P3"/>
      <text:p text:style-name="P3"/>
      <text:h text:style-name="Heading_20_2" text:outline-level="2">F#m <text:s/>G, <text:s/><text:span text:style-name="T1">A <text:s/>G </text:span></text:h>
      <text:h text:style-name="Heading_20_3" text:outline-level="3">Ce que j'ai fait, ce soir-là </text:h>
      <text:p text:style-name="P4">Ce qu'elle a dit, ce soir-là</text:p>
      <text:p text:style-name="P4">Réalisant mon espoir</text:p>
      <text:p text:style-name="P4">Je me lance, vers la gloire ... yeah</text:p>
      <text:p text:style-name="P4"/>
      <text:p text:style-name="P4">We are vain and we are blind</text:p>
      <text:p text:style-name="P4">I hate people when they're not polit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5:30:39.080245401</meta:creation-date>
    <dc:title>SongSheet</dc:title>
    <meta:editing-cycles>2</meta:editing-cycles>
    <meta:generator>LibreOffice/7.6.4.1$MacOSX_AARCH64 LibreOffice_project/e19e193f88cd6c0525a17fb7a176ed8e6a3e2aa1</meta:generator>
    <meta:editing-duration>PT10M4S</meta:editing-duration>
    <dc:date>2025-04-14T15:40:43.487237806</dc:date>
    <meta:document-statistic meta:table-count="0" meta:image-count="0" meta:object-count="0" meta:page-count="1" meta:paragraph-count="21" meta:word-count="133" meta:character-count="594" meta:non-whitespace-character-count="471"/>
    <meta:template xlink:type="simple" xlink:actuate="onRequest" xlink:title="SongSheet" xlink:href="../../../../Library/Application%20Support/LibreOffice/4/user/template/SongSheet.ott" meta:date="2025-04-14T15:30:39.021146236"/>
  </office:meta>
</office:document-meta>
</file>